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3c74" officeooo:paragraph-rsid="00163c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d671" officeooo:paragraph-rsid="0018d67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bdc5b" officeooo:paragraph-rsid="002bdc5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2e5a22" officeooo:paragraph-rsid="002e5a2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35c38f" officeooo:paragraph-rsid="0035c38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39bdaa" officeooo:paragraph-rsid="0039bdaa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3a06a0" officeooo:paragraph-rsid="00479d4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3a06a0" officeooo:paragraph-rsid="005120f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3a06a0" officeooo:paragraph-rsid="0051766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a13513" officeooo:paragraph-rsid="00a1351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e5a22" officeooo:paragraph-rsid="002e5a2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a13513" officeooo:paragraph-rsid="00a1351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a6312d" officeooo:paragraph-rsid="00a6312d" style:font-size-asian="14pt" style:font-weight-asian="bold" style:font-size-complex="14pt" style:font-weight-complex="bold"/>
    </style:style>
    <style:style style:name="T1" style:family="text">
      <style:text-properties officeooo:rsid="001da6b0"/>
    </style:style>
    <style:style style:name="T2" style:family="text">
      <style:text-properties officeooo:rsid="0034f61a"/>
    </style:style>
    <style:style style:name="T3" style:family="text">
      <style:text-properties officeooo:rsid="0035c38f"/>
    </style:style>
    <style:style style:name="T4" style:family="text">
      <style:text-properties officeooo:rsid="00374cab"/>
    </style:style>
    <style:style style:name="T5" style:family="text">
      <style:text-properties officeooo:rsid="003aada4"/>
    </style:style>
    <style:style style:name="T6" style:family="text">
      <style:text-properties officeooo:rsid="00443f35"/>
    </style:style>
    <style:style style:name="T7" style:family="text">
      <style:text-properties officeooo:rsid="00479d46"/>
    </style:style>
    <style:style style:name="T8" style:family="text">
      <style:text-properties officeooo:rsid="005120fe"/>
    </style:style>
    <style:style style:name="T9" style:family="text">
      <style:text-properties officeooo:rsid="00517665"/>
    </style:style>
    <style:style style:name="T10" style:family="text">
      <style:text-properties officeooo:rsid="006ec46b"/>
    </style:style>
    <style:style style:name="T11" style:family="text">
      <style:text-properties officeooo:rsid="0072e848"/>
    </style:style>
    <style:style style:name="T12" style:family="text">
      <style:text-properties officeooo:rsid="0073c927"/>
    </style:style>
    <style:style style:name="T13" style:family="text">
      <style:text-properties officeooo:rsid="00775075"/>
    </style:style>
    <style:style style:name="T14" style:family="text">
      <style:text-properties officeooo:rsid="0078a984"/>
    </style:style>
    <style:style style:name="T15" style:family="text">
      <style:text-properties officeooo:rsid="0079b404"/>
    </style:style>
    <style:style style:name="T16" style:family="text">
      <style:text-properties officeooo:rsid="007ae86c"/>
    </style:style>
    <style:style style:name="T17" style:family="text">
      <style:text-properties officeooo:rsid="007cc2f4"/>
    </style:style>
    <style:style style:name="T18" style:family="text">
      <style:text-properties officeooo:rsid="007e57c7"/>
    </style:style>
    <style:style style:name="T19" style:family="text">
      <style:text-properties fo:font-weight="bold" officeooo:rsid="0041910f" style:font-weight-asian="bold" style:font-weight-complex="bold"/>
    </style:style>
    <style:style style:name="T20" style:family="text">
      <style:text-properties fo:font-weight="bold" officeooo:rsid="0034f61a" style:font-weight-asian="bold" style:font-weight-complex="bold"/>
    </style:style>
    <style:style style:name="T21" style:family="text">
      <style:text-properties officeooo:rsid="00934996"/>
    </style:style>
    <style:style style:name="T22" style:family="text">
      <style:text-properties officeooo:rsid="0093f9c6"/>
    </style:style>
    <style:style style:name="T23" style:family="text">
      <style:text-properties officeooo:rsid="009444dd"/>
    </style:style>
    <style:style style:name="T24" style:family="text">
      <style:text-properties officeooo:rsid="009957b7"/>
    </style:style>
    <style:style style:name="T25" style:family="text">
      <style:text-properties officeooo:rsid="00a4ab2f"/>
    </style:style>
    <style:style style:name="T26" style:family="text">
      <style:text-properties fo:font-weight="normal" officeooo:rsid="00a77206" style:font-weight-asian="normal" style:font-weight-complex="normal"/>
    </style:style>
    <style:style style:name="T27" style:family="text">
      <style:text-properties fo:font-weight="normal" officeooo:rsid="00a8b313" style:font-weight-asian="normal" style:font-weight-complex="normal"/>
    </style:style>
    <style:style style:name="T28" style:family="text">
      <style:text-properties fo:font-weight="normal" officeooo:rsid="00aa9f9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</text:p>
      <text:p text:style-name="P1"/>
      <text:p text:style-name="P2">Its a Open source container orchestration system designed by google to manage, scale,<text:span text:style-name="T1">log, monitor</text:span> and automate application deployment on containers</text:p>
      <text:p text:style-name="P2"/>
      <text:p text:style-name="P3">Architecture:</text:p>
      <text:p text:style-name="P2"/>
      <text:p text:style-name="P4">Components of Kubernetes cluster:</text:p>
      <text:p text:style-name="P4"/>
      <text:p text:style-name="P6">1. API Server<text:tab/>:<text:tab/><text:span text:style-name="T10">All the services which includes users, management devices and CLI <text:tab/><text:tab/><text:tab/><text:tab/><text:tab/>using API Server to interact with kubernetes.</text:span></text:p>
      <text:p text:style-name="P6"/>
      <text:p text:style-name="P7">2. <text:span text:style-name="T7">etcd<text:tab/><text:tab/>:<text:tab/></text:span><text:span text:style-name="T11">This is a key-value store which stores the configuration of the entire <text:tab/><text:tab/><text:tab/><text:tab/><text:tab/>cluster</text:span></text:p>
      <text:p text:style-name="P7"/>
      <text:p text:style-name="P7"><text:span text:style-name="T7">3. Kublet<text:tab/><text:tab/>:<text:tab/></text:span><text:span text:style-name="T15">This is the agent that run on the nodes of the cluster, </text:span><text:span text:style-name="T16">Kublet keeps a <text:tab/><text:tab/><text:tab/><text:tab/><text:tab/>connection with the master node </text:span><text:span text:style-name="T22">through API Server</text:span><text:span text:style-name="T16"> </text:span><text:span text:style-name="T17">to update</text:span><text:span text:style-name="T16"> </text:span><text:span text:style-name="T18">the <text:tab/><text:tab/><text:tab/><text:tab/><text:tab/></text:span><text:span text:style-name="T16">status of the container and </text:span><text:span text:style-name="T23">node</text:span></text:p>
      <text:p text:style-name="P7"/>
      <text:p text:style-name="P7"><text:span text:style-name="T7">4. Container Runtime:<text:tab/></text:span><text:span text:style-name="T14">This is the underlying engine that install and runs the containers such <text:tab/><text:tab/><text:tab/><text:tab/>as docker</text:span></text:p>
      <text:p text:style-name="P7"/>
      <text:p text:style-name="P8"><text:span text:style-name="T7">5. </text:span><text:span text:style-name="T8">Scheduler<text:tab/><text:tab/>:<text:tab/></text:span><text:span text:style-name="T12">It distributes newly created containers across nodes, It keeps a tab on <text:tab/><text:tab/><text:tab/><text:tab/>the resource that are available on nodes</text:span></text:p>
      <text:p text:style-name="P8"/>
      <text:p text:style-name="P9"><text:span text:style-name="T8">6. Controller<text:tab/>:<text:tab/></text:span><text:span text:style-name="T13">This the brain of the cluster which checks for any discrepancies in the <text:tab/><text:tab/><text:tab/><text:tab/>nodes, monitors the health of the nodes in the cluster, it also manages <text:tab/><text:tab/><text:tab/><text:tab/>creating new nodes if any of the node gets terminated</text:span></text:p>
      <text:p text:style-name="P9"><text:s/></text:p>
      <text:p text:style-name="P4"><text:span text:style-name="T9">7</text:span>. Node<text:tab/><text:tab/>:<text:tab/>A node is a physical or virtual machine which has kubernetes installed <text:tab/><text:tab/><text:tab/><text:tab/>on it, <text:span text:style-name="T5">also known as worker node.</text:span></text:p>
      <text:p text:style-name="P4"><text:tab/><text:tab/></text:p>
      <text:p text:style-name="P4"><text:tab/><text:tab/><text:tab/><text:tab/>A node consists of a single or multiple containers.</text:p>
      <text:p text:style-name="P4"><text:tab/></text:p>
      <text:p text:style-name="P4"><text:tab/><text:tab/><text:tab/><text:tab/>A group of nodes form a cluster, This helps with high availability and <text:tab/><text:tab/><text:tab/><text:tab/>load balancing.</text:p>
      <text:p text:style-name="P4"/>
      <text:p text:style-name="P4"><text:tab/><text:tab/><text:tab/><text:tab/><text:span text:style-name="T2">A Node consists of </text:span><text:span text:style-name="T19">Container runtime engine, </text:span><text:span text:style-name="T20">Kublet, Kuber-<text:tab/><text:tab/><text:tab/><text:tab/><text:tab/>proxy and Cadviser</text:span></text:p>
      <text:p text:style-name="P4"/>
      <text:p text:style-name="P4"><text:tab/><text:tab/><text:tab/><text:tab/><text:span text:style-name="T3">In order to manage multiple nodes in a cluster, we need a master node.</text:span></text:p>
      <text:p text:style-name="P11"/>
      <text:p text:style-name="P5"><text:span text:style-name="T9">8</text:span>. Master<text:tab/><text:tab/>:<text:tab/><text:span text:style-name="T4">It manages all the nodes in the cluster </text:span><text:span text:style-name="T6">and manages the container <text:tab/><text:tab/><text:tab/><text:tab/><text:tab/>orchestration on them.</text:span></text:p>
      <text:p text:style-name="P5"><text:tab/><text:tab/><text:tab/><text:tab/></text:p>
      <text:p text:style-name="P5"><text:tab/><text:tab/><text:tab/><text:tab/><text:span text:style-name="T21">A master node consists of API Server, </text:span><text:span text:style-name="T24">etcd, controller and Scheduler.</text:span></text:p>
      <text:p text:style-name="P5"/>
      <text:p text:style-name="P12"/>
      <text:p text:style-name="P12"><text:soft-page-break/>Kubectl:</text:p>
      <text:p text:style-name="P10"><text:tab/><text:tab/><text:span text:style-name="T25">Its is a command line instruction to deploy, manage applications, get information of the nodes on a kubernetes cluster </text:span></text:p>
      <text:p text:style-name="P12"/>
      <text:p text:style-name="P13">Commands:</text:p>
      <text:p text:style-name="P13"><text:tab/></text:p>
      <text:p text:style-name="P13"><text:tab/><text:span text:style-name="T26">kubectl run hellow-minikube<text:tab/>-<text:tab/></text:span><text:span text:style-name="T27">Deploys the application on the cluster</text:span></text:p>
      <text:p text:style-name="P13"><text:span text:style-name="T27"/></text:p>
      <text:p text:style-name="P13"><text:span text:style-name="T27"><text:tab/></text:span><text:span text:style-name="T28">kubectl cluster-info<text:tab/>-<text:tab/>Gives information of the cluster</text:span></text:p>
      <text:p text:style-name="P13"><text:span text:style-name="T28"/></text:p>
      <text:p text:style-name="P13"><text:span text:style-name="T28"><text:tab/>kubectl get nodes<text:tab/>-<text:tab/>Gives the information on the nod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00:31.462593990</meta:creation-date>
    <dc:date>2023-06-12T11:49:58.249097668</dc:date>
    <meta:editing-duration>PT1H13M28S</meta:editing-duration>
    <meta:editing-cycles>77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326" meta:character-count="2014" meta:non-whitespace-character-count="1618"/>
  </office:meta>
</office:document-meta>
</file>